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</table:table>
      <table:table table:name="IB=3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table:number-columns-repeated="4"/>
        </table:table-row>
      </table:table>
      <table:table table:name="IB=4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8:12:34.941199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24.8.4.2$Linux_X86_64 LibreOffice_project/480$Build-2</meta:generator>
    <dc:date>2025-02-08T18:18:00.342242692</dc:date>
    <meta:editing-duration>PT5H6M23S</meta:editing-duration>
    <meta:editing-cycles>107</meta:editing-cycles>
    <meta:document-statistic meta:table-count="6" meta:cell-count="583" meta:object-count="0"/>
  </office:meta>
</office:document-meta>
</file>